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1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12.099cm"/>
    </style:style>
    <style:style style:name="Table7.C" style:family="table-column">
      <style:table-column-properties style:column-width="1.106cm"/>
    </style:style>
    <style:style style:name="Table7.D" style:family="table-column">
      <style:table-column-properties style:column-width="1.401cm"/>
    </style:style>
    <style:style style:name="Table7.E" style:family="table-column">
      <style:table-column-properties style:column-width="1.697cm"/>
    </style:style>
    <style:style style:name="Table7.F" style:family="table-column">
      <style:table-column-properties style:column-width="1.573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F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="none"/>
    </style:style>
    <style:style style:name="Table7.F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="none"/>
    </style:style>
    <style:style style:name="Table7.F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="none"/>
    </style:style>
    <style:style style:name="Table7.F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="none"/>
    </style:style>
    <style:style style:name="Table7.F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="none"/>
    </style:style>
    <style:style style:name="Table7.F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F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77bde9" officeooo:paragraph-rsid="027524c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text-properties officeooo:paragraph-rsid="0199990e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0bea804" officeooo:paragraph-rsid="027631e7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text-properties fo:font-size="2pt" officeooo:paragraph-rsid="0199990e" style:font-size-asian="1.75pt" style:font-size-complex="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rsid="026fc938" officeooo:paragraph-rsid="026fc938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7631e7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6ffff5" style:font-size-asian="8pt" style:font-weight-asian="bold" style:font-name-complex="Lucida Sans" style:font-size-complex="8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6ffff5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rsid="00bea804" officeooo:paragraph-rsid="0238aa31" style:font-size-asian="6pt" style:font-weight-asian="bold" style:font-name-complex="Lucida Sans" style:font-size-complex="6pt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paragraph-rsid="027631e7" style:font-size-asian="6pt" style:font-weight-asian="bold" style:font-name-complex="Lucida Sans" style:font-size-complex="6pt" style:font-weight-complex="bold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style:text-underline-style="none" fo:font-weight="bold" officeooo:rsid="00123b43" officeooo:paragraph-rsid="027631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26fcbf3" officeooo:paragraph-rsid="026ffff5" fo:background-color="transparent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7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6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6ffff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8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8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5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6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7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8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9" style:family="paragraph" style:parent-style-name="Standard">
      <style:paragraph-properties fo:margin-top="0.101cm" fo:margin-bottom="0.1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0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officeooo:paragraph-rsid="0199990e"/>
    </style:style>
    <style:style style:name="P91" style:family="paragraph" style:parent-style-name="Standard">
      <style:paragraph-properties fo:margin-top="0.402cm" fo:margin-bottom="0.402cm" loext:contextual-spacing="false" fo:line-height="115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2" style:family="paragraph" style:parent-style-name="Standard">
      <style:paragraph-properties fo:margin-top="0.402cm" fo:margin-bottom="0.402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fo:letter-spacing="-0.016cm" officeooo:rsid="00569c10"/>
    </style:style>
    <style:style style:name="T49" style:family="text">
      <style:text-properties fo:letter-spacing="-0.016cm" officeooo:rsid="0267481c"/>
    </style:style>
    <style:style style:name="T50" style:family="text">
      <style:text-properties fo:letter-spacing="-0.016cm" officeooo:rsid="023b9883"/>
    </style:style>
    <style:style style:name="T51" style:family="text">
      <style:text-properties fo:letter-spacing="-0.016cm" officeooo:rsid="026a3ec4"/>
    </style:style>
    <style:style style:name="T52" style:family="text">
      <style:text-properties fo:letter-spacing="-0.016cm" officeooo:rsid="023fe8a3"/>
    </style:style>
    <style:style style:name="T53" style:family="text">
      <style:text-properties officeooo:rsid="00854325"/>
    </style:style>
    <style:style style:name="T54" style:family="text">
      <style:text-properties fo:font-weight="bold" officeooo:rsid="002568f2" style:font-weight-asian="bold" style:font-weight-complex="bold" style:text-scale="101%"/>
    </style:style>
    <style:style style:name="T55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6" style:family="text">
      <style:text-properties officeooo:rsid="00247d45" style:text-scale="101%"/>
    </style:style>
    <style:style style:name="T57" style:family="text">
      <style:text-properties officeooo:rsid="00501cee" style:text-scale="101%"/>
    </style:style>
    <style:style style:name="T58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2" style:family="text">
      <style:text-properties style:text-position="-5% 100%" fo:font-size="9pt" fo:letter-spacing="-0.012cm" style:font-size-asian="9pt" style:font-size-complex="9pt"/>
    </style:style>
    <style:style style:name="T6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4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5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6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7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8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69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0" style:family="text">
      <style:text-properties style:text-position="-5% 100%" fo:font-style="normal" officeooo:rsid="008f8dcf" style:font-style-asian="normal" style:font-style-complex="normal"/>
    </style:style>
    <style:style style:name="T71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2" style:family="text">
      <style:text-properties style:text-position="-6% 100%"/>
    </style:style>
    <style:style style:name="T73" style:family="text">
      <style:text-properties style:text-position="-6% 100%" fo:font-style="normal" style:font-style-asian="normal" style:font-style-complex="normal"/>
    </style:style>
    <style:style style:name="T74" style:family="text">
      <style:text-properties fo:color="#000000" fo:letter-spacing="0.004cm" fo:font-style="normal" style:font-style-asian="normal" style:font-style-complex="normal"/>
    </style:style>
    <style:style style:name="T75" style:family="text">
      <style:text-properties fo:color="#000000" fo:letter-spacing="-0.007cm" fo:font-style="normal" style:font-style-asian="normal" style:font-style-complex="normal"/>
    </style:style>
    <style:style style:name="T76" style:family="text">
      <style:text-properties fo:color="#000000" fo:letter-spacing="-0.007cm" fo:font-style="normal" officeooo:rsid="00105b3d" style:font-style-asian="normal" style:font-style-complex="normal"/>
    </style:style>
    <style:style style:name="T7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8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79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0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81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2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3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4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5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6" style:family="text">
      <style:text-properties fo:font-size="16pt" officeooo:rsid="01cc9a9e" style:font-size-asian="16pt" style:font-size-complex="16pt"/>
    </style:style>
    <style:style style:name="T87" style:family="text">
      <style:text-properties officeooo:rsid="0201b59c"/>
    </style:style>
    <style:style style:name="T88" style:family="text">
      <style:text-properties fo:font-size="8pt" fo:letter-spacing="-0.007cm" style:font-size-asian="8pt" style:font-size-complex="8pt"/>
    </style:style>
    <style:style style:name="T89" style:family="text">
      <style:text-properties fo:font-size="8pt" fo:letter-spacing="-0.007cm" officeooo:rsid="0237b2ab" style:font-size-asian="8pt" style:font-size-complex="8pt"/>
    </style:style>
    <style:style style:name="T90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1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267481c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2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3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4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letter-spacing="-0.012cm" fo:font-style="normal" style:text-underline-style="none" officeooo:rsid="00123b43" style:font-style-asian="normal" style:font-style-complex="normal"/>
    </style:style>
    <style:style style:name="T96" style:family="text">
      <style:text-properties fo:font-variant="normal" fo:text-transform="none" fo:font-size="9pt" fo:letter-spacing="-0.012cm" fo:font-style="normal" style:text-underline-style="none" fo:font-weight="normal" officeooo:rsid="0054a7d8" style:font-size-asian="9pt" style:font-style-asian="normal" style:font-weight-asian="normal" style:font-size-complex="9pt" style:font-style-complex="normal" style:font-weight-complex="normal"/>
    </style:style>
    <style:style style:name="T97" style:family="text">
      <style:text-properties fo:font-variant="normal" fo:text-transform="none" fo:font-size="9pt" fo:letter-spacing="-0.012cm" fo:font-style="normal" style:text-underline-style="none" fo:font-weight="normal" officeooo:rsid="00123b43" style:font-size-asian="9pt" style:font-style-asian="normal" style:font-weight-asian="normal" style:font-size-complex="9pt" style:font-style-complex="normal" style:font-weight-complex="normal"/>
    </style:style>
    <style:style style:name="T98" style:family="text">
      <style:text-properties fo:font-variant="normal" fo:text-transform="none" fo:font-size="9pt" fo:letter-spacing="-0.012cm" fo:font-style="normal" style:text-underline-style="none" fo:font-weight="normal" officeooo:rsid="0278ddff" style:font-size-asian="9pt" style:font-style-asian="normal" style:font-weight-asian="normal" style:font-size-complex="9pt" style:font-style-complex="normal" style:font-weight-complex="normal"/>
    </style:style>
    <style:style style:name="T99" style:family="text">
      <style:text-properties fo:font-variant="normal" fo:text-transform="none" fo:font-size="6pt" fo:letter-spacing="-0.016cm" fo:font-style="normal" style:text-underline-style="none" officeooo:rsid="00569c10" style:font-size-asian="6pt" style:font-style-asian="normal" style:font-size-complex="6pt" style:font-style-complex="normal"/>
    </style:style>
    <style:style style:name="T100" style:family="text">
      <style:text-properties fo:font-variant="normal" fo:text-transform="none" fo:font-size="6pt" fo:letter-spacing="-0.016cm" fo:font-style="normal" style:text-underline-style="none" officeooo:rsid="02726406" style:font-size-asian="6pt" style:font-style-asian="normal" style:font-size-complex="6pt" style:font-style-complex="normal"/>
    </style:style>
    <style:style style:name="T101" style:family="text">
      <style:text-properties fo:font-variant="normal" fo:text-transform="none" fo:font-size="6pt" fo:letter-spacing="-0.016cm" fo:font-style="normal" style:text-underline-style="none" officeooo:rsid="0278ddff" style:font-size-asian="6pt" style:font-style-asian="normal" style:font-size-complex="6pt" style:font-style-complex="normal"/>
    </style:style>
    <style:style style:name="T102" style:family="text">
      <style:text-properties fo:font-variant="normal" fo:text-transform="none" fo:font-size="6pt" fo:letter-spacing="-0.016cm" fo:font-style="normal" style:text-underline-style="none" fo:font-weight="normal" officeooo:rsid="0278ddff" style:font-size-asian="6pt" style:font-style-asian="normal" style:font-weight-asian="normal" style:font-size-complex="6pt" style:font-style-complex="normal" style:font-weight-complex="normal"/>
    </style:style>
    <style:style style:name="T103" style:family="text">
      <style:text-properties fo:font-variant="normal" fo:text-transform="none" fo:font-size="6pt" fo:letter-spacing="-0.012cm" fo:font-style="normal" style:text-underline-style="none" officeooo:rsid="00123b43" style:font-size-asian="6pt" style:font-style-asian="normal" style:font-size-complex="6pt" style:font-style-complex="normal"/>
    </style:style>
    <style:style style:name="T104" style:family="text">
      <style:text-properties fo:font-variant="normal" fo:text-transform="none" fo:font-size="6pt" fo:letter-spacing="-0.012cm" fo:font-style="normal" style:text-underline-style="none" fo:font-weight="normal" officeooo:rsid="0278ddff" style:font-size-asian="5.25pt" style:font-style-asian="normal" style:font-weight-asian="normal" style:font-size-complex="6pt" style:font-style-complex="normal" style:font-weight-complex="normal"/>
    </style:style>
    <style:style style:name="T105" style:family="text">
      <style:text-properties fo:font-variant="normal" fo:text-transform="none" fo:font-size="6pt" fo:letter-spacing="-0.012cm" fo:font-style="normal" style:text-underline-style="none" officeooo:rsid="0278ddff" style:font-size-asian="5.25pt" style:font-style-asian="normal" style:font-size-complex="6pt" style:font-style-complex="normal"/>
    </style:style>
    <style:style style:name="T106" style:family="text">
      <style:text-properties officeooo:rsid="0267481c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3"/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5"/>
            <text:p text:style-name="P13"><text:span text:style-name="T54"><text:text-input text:description="&lt;if test=&quot;print_letter&quot;&gt;">if</text:text-input></text:span><text:span text:style-name="T55"><text:text-input text:description="&lt;force_letter or o.state in ['proforma', 'proforma2'] and 'X' or o.document_letter_id.name&gt;">C</text:text-input></text:span><text:span text:style-name="T54"><text:text-input text:description="&lt;/if&gt;">if</text:text-input></text:span></text:p>
            <text:p text:style-name="P14"><text:span text:style-name="T56"><text:text-input text:description="&lt;if test=&quot;print_code and o.state not in ['proforma', 'proforma2']&quot;&gt;">39</text:text-input></text:span><text:span text:style-name="T56">Código N </text:span><text:span text:style-name="T56"><text:text-input text:description="&lt;force_code or o.document_type_id.code&gt;">39</text:text-input></text:span><text:span text:style-name="T56"><text:text-input text:description="&lt;/if&gt;">/if</text:text-input></text:span><text:span text:style-name="T56"><text:text-input text:description="&lt;if test=&quot;not print_code&quot;&gt;">39</text:text-input></text:span><text:span text:style-name="T57"><text:text-input text:description="&lt;legend&gt;">legend</text:text-input></text:span><text:span text:style-name="T56"><text:text-input text:description="&lt;/if&gt;">/if</text:text-input></text:span></text:p>
            <text:p text:style-name="P11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5"><text:span text:style-name="T58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87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88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86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3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7"><text:placeholder text:placeholder-type="text">&lt;if test="print_header"&gt;</text:placeholder><text:s/></text:p>
            <text:p text:style-name="P78"><text:placeholder text:placeholder-type="text">&lt;company.report_company_name or company.name&gt;</text:placeholder></text:p>
            <text:p text:style-name="P79"><text:span text:style-name="T59"><text:placeholder text:placeholder-type="text">&lt;company.partner_id.street&gt;</text:placeholder></text:span><text:span text:style-name="T59"><text:s/>(</text:span><text:span text:style-name="T59"><text:placeholder text:placeholder-type="text">&lt;company.partner_id.zip&gt;</text:placeholder></text:span><text:span text:style-name="T59">)</text:span></text:p>
            <text:p text:style-name="P81"><text:span text:style-name="T60"><text:placeholder text:placeholder-type="text">&lt;company.partner_id.city&gt;</text:placeholder></text:span><text:span text:style-name="T60"><text:s/>- </text:span><text:span text:style-name="T60"><text:placeholder text:placeholder-type="text">&lt;company.partner_id.state_id.name&gt;</text:placeholder></text:span><text:span text:style-name="T60"><text:s/>- </text:span><text:span text:style-name="T60"><text:placeholder text:placeholder-type="text">&lt;company.partner_id.country_id.name&gt;</text:placeholder></text:span></text:p>
            <text:p text:style-name="P81"><text:span text:style-name="T60">Tel: </text:span><text:span text:style-name="T60"><text:placeholder text:placeholder-type="text">&lt;company.partner_id.phone&gt;</text:placeholder></text:span></text:p>
            <text:p text:style-name="P84"><text:span text:style-name="T73">I.V.A.: </text:span><text:span text:style-name="T60"><text:placeholder text:placeholder-type="text">&lt;company.partner_id.afip_responsability_type_id.name&gt;</text:placeholder></text:span></text:p>
            <text:p text:style-name="P82"><text:placeholder text:placeholder-type="text">&lt;company.partner_id.email&gt;</text:placeholder><text:s/><text:placeholder text:placeholder-type="text">&lt;company.website&gt;</text:placeholder><text:s/><text:span text:style-name="T72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62"><text:span text:style-name="T74"><text:text-input text:description="&lt;if test=&quot;print_header&quot;&gt;">IF2</text:text-input></text:span><text:span text:style-name="T85">CUIT</text:span>: <text:span text:style-name="T87"><text:text-input text:description="&lt;company.partner_id.commercial_partner_id.cuit&gt;">99-99999999-9</text:text-input></text:span><text:span text:style-name="T74"><text:text-input text:description="&lt;/if&gt;">&lt;/if&gt;</text:text-input></text:span></text:p>
            <text:p text:style-name="P63"><text:span text:style-name="T74"><text:text-input text:description="&lt;if test=&quot;print_header&quot;&gt;">IF2</text:text-input></text:span><text:span text:style-name="T76">Ing. Brutos</text:span>: <text:text-input text:description="&lt;company.partner_id.gross_income_number&gt;">EXENTO</text:text-input><text:span text:style-name="T74"><text:text-input text:description="&lt;/if&gt;">&lt;/if&gt;</text:text-input></text:span></text:p>
            <text:p text:style-name="P66"><text:span text:style-name="T74"><text:text-input text:description="&lt;if test=&quot;print_header&quot;&gt;">IF2</text:text-input></text:span><text:span text:style-name="T77">Inicio de actividades</text:span><text:span text:style-name="T75">: </text:span><text:span text:style-name="T75"><text:text-input text:description="&lt;if test=&quot;company.partner_id.start_date&quot;&gt;">If</text:text-input></text:span><text:span text:style-name="T75"><text:text-input text:description="&lt;formatLang(company.partner_id.start_date,date='true')&gt;">DD/MM/YYYY</text:text-input></text:span><text:span text:style-name="T75"><text:text-input text:description="&lt;/if&gt;">/if</text:text-input></text:span><text:span text:style-name="T74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80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83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72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text:span text:style-name="T91">Dirección de envió</text:span><text:span text:style-name="T90">:</text:span></text:p>
            <text:p text:style-name="P75"><text:placeholder text:placeholder-type="text">&lt;o.partner_shipping_id.street&gt;</text:placeholder></text:p>
            <text:p text:style-name="P71"><text:span text:style-name="T92"><text:placeholder text:placeholder-type="text">&lt;o.partner_shipping_id.state_id.name&gt;</text:placeholder></text:span><text:span text:style-name="T92"><text:s/></text:span><text:span text:style-name="T92"><text:placeholder text:placeholder-type="text">&lt;o.partner_shipping_id.state_id.code&gt;</text:placeholder></text:span></text:p>
            <text:p text:style-name="P71"><text:span text:style-name="T92"><text:placeholder text:placeholder-type="text">&lt;o.partner_shipping_id.country_id.name&gt;</text:placeholder></text:span><text:span text:style-name="T93"><text:s/></text:span></text:p>
          </table:table-cell>
          <table:covered-table-cell/>
          <table:table-cell table:style-name="Table3.D1" table:number-columns-spanned="2" office:value-type="string">
            <text:p text:style-name="P60"><text:span text:style-name="T83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83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67"><text:span text:style-name="T61"><text:text-input text:description="&lt;o.partner_id.commercial_partner_id.main_id_category_id.code&gt;">CUIT</text:text-input></text:span><text:span text:style-name="T63">:</text:span><text:span text:style-name="T62"> </text:span><text:span text:style-name="T62"><text:placeholder text:placeholder-type="text">&lt;o.partner_id.commercial_partner_id.main_id_number&gt;</text:placeholder></text:span></text:p>
            <text:p text:style-name="P65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8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74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8"><text:span text:style-name="T71"><text:text-input text:description="&lt;o.afip_concept in ['2', '3', '4'] and &quot;Fecha servicio:&quot;&gt;">Fecha Servicio:</text:text-input></text:span><text:span text:style-name="T70"><text:s/></text:span><text:span text:style-name="T7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9"><text:span text:style-name="T78">Importes expresados en </text:span><text:span text:style-name="T78"><text:text-input text:description="&lt;o.currency_id.name or o.company_id.currency_id.name&gt;">rate</text:text-input></text:span><text:span text:style-name="T78"><text:s/></text:span><text:span text:style-name="T79"><text:text-input text:description="&lt;if test=&quot;o.currency_id != o.company_id.currency_id&quot;&gt;">IF2</text:text-input></text:span><text:span text:style-name="T79">- </text:span><text:span text:style-name="T80">Tasa</text:span><text:span text:style-name="T78"> de cambio:</text:span><text:span text:style-name="T13"> </text:span><text:span text:style-name="T14">$</text:span><text:span text:style-name="T78"><text:text-input text:description="&lt;o.currency_rate or o.currency_id.with_context(date=o.date_invoice).compute(1.0, o.company_id.currency_id)&gt;">rate</text:text-input></text:span><text:span text:style-name="T79"> </text:span><text:span text:style-name="T79"><text:text-input text:description="&lt;/if&gt;">IF2</text:text-input></text:span></text:p>
            <text:p text:style-name="P61"><text:span text:style-name="T30">Doc. Origen</text:span><text:span text:style-name="T33">:</text:span><text:span text:style-name="T81"> </text:span><text:span text:style-name="T5"><text:text-input text:description="&lt;o.origin&gt;">o.origin</text:text-input></text:span></text:p>
            <text:p text:style-name="P70"><text:span text:style-name="T31">Referencia:</text:span><text:span text:style-name="T32"> </text:span><text:span text:style-name="T7"><text:placeholder text:placeholder-type="text">&lt;o.name&gt;</text:placeholder></text:span></text:p>
            <text:p text:style-name="P69"><text:span text:style-name="T64">Jurisdicción:</text:span><text:span text:style-name="T65"> </text:span><text:span text:style-name="T66"><text:text-input text:description="&lt;o.partner_id.state_id.name&gt;">o.partner_id.state_id.name</text:text-input></text:span></text:p>
            <text:p text:style-name="P73"><text:span text:style-name="T82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9"/>
      <text:p text:style-name="P29"/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3">Item</text:p>
          </table:table-cell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4"><text:span text:style-name="T68"><text:text-input text:description="&lt;if test=&quot;not o.taxes_included&quot;&gt;">If vat discriminated</text:text-input></text:span>%<text:span text:style-name="T45">I.V.A.</text:span><text:span text:style-name="T69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F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2"/>
          </table:table-cell>
          <table:table-cell table:style-name="Table7.B2" office:value-type="string">
            <text:p text:style-name="P32"><text:text-input text:description="&lt;for each=&quot;line in page['line_ids']&quot;&gt;">For each line_page</text:text-input></text:p>
          </table:table-cell>
          <table:table-cell table:style-name="Table7.C2" office:value-type="string">
            <text:p text:style-name="P5"/>
          </table:table-cell>
          <table:table-cell table:style-name="Table7.D2" office:value-type="string">
            <text:p text:style-name="P5"/>
          </table:table-cell>
          <table:table-cell table:style-name="Table7.E2" office:value-type="string">
            <text:p text:style-name="P5"/>
          </table:table-cell>
          <table:table-cell table:style-name="Table7.F2" office:value-type="string">
            <text:p text:style-name="P5"/>
          </table:table-cell>
        </table:table-row>
        <table:table-row table:style-name="Table7.3">
          <table:table-cell table:style-name="Table7.A3" office:value-type="string">
            <text:p text:style-name="P38"><text:text-input text:description="&lt;for each=&quot;sale_line in line.sale_line_ids&quot;&gt;">For each sale_line</text:text-input></text:p>
            <text:p text:style-name="P43"><text:span text:style-name="T95"><text:placeholder text:placeholder-type="text">&lt;sale_line.order_line_seq&gt;</text:placeholder></text:span><text:span text:style-name="T95"><text:s/></text:span></text:p>
            <text:p text:style-name="P44"><text:text-input text:description="&lt;/for&gt;">End For</text:text-input></text:p>
          </table:table-cell>
          <table:table-cell table:style-name="Table7.B3" office:value-type="string">
            <text:p text:style-name="P36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6"/>
            <text:p text:style-name="P37"><text:text-input text:description="&lt;for each=&quot;sale_line in line.sale_line_ids&quot;&gt;">For each sale_line</text:text-input></text:p>
            <text:p text:style-name="P42">Lote: <text:span text:style-name="T48"><text:text-input text:description="&lt;sale_line.loot_name&gt;">Lote</text:text-input></text:span><text:span text:style-name="T48"><text:s text:c="3"/>P</text:span><text:span text:style-name="T47">resentación: </text:span><text:span text:style-name="T48"><text:text-input text:description="&lt;sale_line.product_attr_value_id.name&gt;">Attr</text:text-input></text:span><text:span text:style-name="T48"><text:s text:c="3"/></text:span><text:span text:style-name="T51">O</text:span><text:span text:style-name="T50">rigen: </text:span><text:span text:style-name="T48"><text:text-input text:description="&lt;sale_line.country_id&gt;">Origen</text:text-input></text:span><text:span text:style-name="T48"><text:s text:c="2"/></text:span><text:span text:style-name="T49">Posición aracenlaria</text:span><text:span text:style-name="T52">: </text:span><text:span text:style-name="T48"><text:text-input text:description="&lt;sale_line.product_nmc&gt;">HsCode</text:text-input></text:span></text:p>
            <text:p text:style-name="P12"><text:span text:style-name="T96"><text:s text:c="4"/></text:span><text:span text:style-name="T96"><text:placeholder text:placeholder-type="text">&lt;if test="sale_line.maker_id"&gt;</text:placeholder></text:span><text:span text:style-name="T101">Fabricante</text:span><text:span text:style-name="T100">:</text:span><text:span text:style-name="T97"> </text:span><text:span text:style-name="T103"><text:placeholder text:placeholder-type="text">&lt;sale_line.maker_id&gt;</text:placeholder></text:span><text:span text:style-name="T97"><text:placeholder text:placeholder-type="text">&lt;/if&gt;</text:placeholder></text:span><text:span text:style-name="T96"><text:placeholder text:placeholder-type="text">&lt;if test="sale_line.life_date"&gt;</text:placeholder></text:span><text:span text:style-name="T105">Vencimiento</text:span><text:span text:style-name="T100">: </text:span><text:span text:style-name="T97"><text:s/></text:span><text:span text:style-name="T103"><text:placeholder text:placeholder-type="text">&lt;sale_line.life_date&gt;</text:placeholder></text:span><text:span text:style-name="T97"><text:placeholder text:placeholder-type="text">&lt;/if&gt;</text:placeholder></text:span></text:p>
            <text:p text:style-name="P37"><text:text-input text:description="&lt;/for&gt;">End For</text:text-input></text:p>
          </table:table-cell>
          <table:table-cell table:style-name="Table7.C3" office:value-type="string">
            <text:p text:style-name="P90"><text:span text:style-name="T86"><text:s/></text:span><text:text-input text:description="&lt;not o.taxes_included and line.vat_tax_id.description or &quot;&quot;&gt;">10,5%</text:text-input></text:p>
          </table:table-cell>
          <table:table-cell table:style-name="Table7.D3" office:value-type="string">
            <text:p text:style-name="P91"><text:text-input text:description="&lt;formatLang(line.report_price_net)&gt;">9.999,50</text:text-input></text:p>
          </table:table-cell>
          <table:table-cell table:style-name="Table7.E3" office:value-type="string">
            <text:p text:style-name="P92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F3" office:value-type="string">
            <text:p text:style-name="P30"/>
            <text:p text:style-name="P89"><text:text-input text:description="&lt;formatLang(line.report_price_subtotal)&gt;">99.999,50</text:text-input></text:p>
            <text:p text:style-name="P31"/>
          </table:table-cell>
        </table:table-row>
        <table:table-row table:style-name="Table7.4">
          <table:table-cell table:style-name="Table7.A4" office:value-type="string">
            <text:p text:style-name="P34"/>
          </table:table-cell>
          <table:table-cell table:style-name="Table7.B6" office:value-type="string">
            <text:p text:style-name="P34"><text:text-input text:description="&lt;/for&gt;">End For</text:text-input></text:p>
            <text:p text:style-name="P35"/>
          </table:table-cell>
          <table:table-cell table:style-name="Table7.C4" office:value-type="string">
            <text:p text:style-name="P5"/>
          </table:table-cell>
          <table:table-cell table:style-name="Table7.D4" office:value-type="string">
            <text:p text:style-name="P5"/>
          </table:table-cell>
          <table:table-cell table:style-name="Table7.E4" office:value-type="string">
            <text:p text:style-name="P5"/>
          </table:table-cell>
          <table:table-cell table:style-name="Table7.F4" office:value-type="string">
            <text:p text:style-name="P5"/>
          </table:table-cell>
        </table:table-row>
        <table:table-row table:style-name="Table7.5">
          <table:table-cell table:style-name="Table7.A5" office:value-type="string">
            <text:p text:style-name="P18"/>
          </table:table-cell>
          <table:table-cell table:style-name="Table7.B6" office:value-type="string">
            <text:p text:style-name="P18"><text:text-input text:description="&lt;if test=&quot;page['complete_list']!=''&quot;&gt;">IF2</text:text-input></text:p>
          </table:table-cell>
          <table:table-cell table:style-name="Table7.C5" office:value-type="string">
            <text:p text:style-name="P5"/>
          </table:table-cell>
          <table:table-cell table:style-name="Table7.D5" office:value-type="string">
            <text:p text:style-name="P5"/>
          </table:table-cell>
          <table:table-cell table:style-name="Table7.E5" office:value-type="string">
            <text:p text:style-name="P5"/>
          </table:table-cell>
          <table:table-cell table:style-name="Table7.F5" office:value-type="string">
            <text:p text:style-name="P5"/>
          </table:table-cell>
        </table:table-row>
        <table:table-row table:style-name="Table7.6">
          <table:table-cell table:style-name="Table7.A6" office:value-type="string">
            <text:p text:style-name="P41"/>
          </table:table-cell>
          <table:table-cell table:style-name="Table7.B6" office:value-type="string">
            <text:p text:style-name="P41"/>
            <text:p text:style-name="P76"><text:text-input text:description="&lt;if test=&quot;o.sale_order_id!=''&quot;&gt;">IF</text:text-input></text:p>
            <text:p text:style-name="P39"><text:span text:style-name="T106">Condición de pago</text:span>: <text:span text:style-name="T48"><text:text-input text:description="&lt;o.sale_order_id.term_payments.name&gt;">payment</text:text-input></text:span></text:p>
            <text:p text:style-name="P40"><text:span text:style-name="T49">Transportista</text:span><text:span text:style-name="T47">: </text:span><text:span text:style-name="T47"><text:text-input text:description="&lt;o.sale_order_id.carriers&gt;">Carrier</text:text-input></text:span></text:p>
            <text:p text:style-name="P40"><text:span text:style-name="T106">Lugar de entrega de la mercadería</text:span>: <text:span text:style-name="T47"><text:text-input text:description="&lt;o.sale_order_id.place_of_delivery_id&gt;">PoD</text:text-input></text:span></text:p>
            <text:p text:style-name="P40"><text:span text:style-name="T49">Plazo de entrega</text:span><text:span text:style-name="T47">: </text:span><text:span text:style-name="T47"><text:text-input text:description="&lt;o.sale_order_id.estimated_shipping_date&gt;">ESD</text:text-input></text:span></text:p>
            <text:p text:style-name="P40"><text:span text:style-name="T106">Instrucciones para el pago</text:span>: <text:span text:style-name="T47"><text:text-input text:description="&lt;o.sale_order_id.payment_instructions_id&gt;">PI</text:text-input></text:span></text:p>
            <text:p text:style-name="P64"><text:span text:style-name="T94"><text:text-input text:description="&lt;/if&gt;">ENDIF</text:text-input></text:span><text:span text:style-name="T94"><text:s/></text:span></text:p>
          </table:table-cell>
          <table:table-cell table:style-name="Table7.C6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  <table:table-cell table:style-name="Table7.F6" office:value-type="string">
            <text:p text:style-name="P5"/>
          </table:table-cell>
        </table:table-row>
        <table:table-row table:style-name="Table7.7">
          <table:table-cell table:style-name="Table7.A7" office:value-type="string">
            <text:p text:style-name="P19"/>
          </table:table-cell>
          <table:table-cell table:style-name="Table7.B7" office:value-type="string">
            <text:p text:style-name="P19"><text:span text:style-name="T67"><text:s/></text:span><text:span text:style-name="T84"><text:text-input text:description="&lt;/if&gt;">&lt;/if&gt;</text:text-input></text:span></text:p>
          </table:table-cell>
          <table:table-cell table:style-name="Table7.C7" office:value-type="string">
            <text:p text:style-name="P5"/>
          </table:table-cell>
          <table:table-cell table:style-name="Table7.D7" office:value-type="string">
            <text:p text:style-name="P5"/>
          </table:table-cell>
          <table:table-cell table:style-name="Table7.E7" office:value-type="string">
            <text:p text:style-name="P5"/>
          </table:table-cell>
          <table:table-cell table:style-name="Table7.F7" office:value-type="string">
            <text:p text:style-name="P5"/>
          </table:table-cell>
        </table:table-row>
      </table:table>
      <text:p text:style-name="P16"><text:soft-page-break/></text:p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46"><text:span text:style-name="T1">OBSERVACIONES</text:span>: <text:span text:style-name="T2"><text:placeholder text:placeholder-type="text">&lt;o.comment&gt;</text:placeholder></text:span></text:p>
            <text:p text:style-name="P48"><text:placeholder text:placeholder-type="text">&lt;if test="o._fields.get('move_currency_id') and o.move_currency_id.name"&gt;</text:placeholder></text:p>
            <text:p text:style-name="P47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48"><text:placeholder text:placeholder-type="text">&lt;/if&gt;</text:placeholder></text:p>
            <text:p text:style-name="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8"/>
          </table:table-cell>
          <table:table-cell table:style-name="Table8.B1" office:value-type="string">
            <text:p text:style-name="P49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1"><text:span text:style-name="T89"><text:text-input text:description="&lt;if test=&quot;o.document_letter_id.name not in [ 'B','C']&quot;&gt;">IF A</text:text-input></text:span><text:span text:style-name="T88"><text:text-input text:description="&lt;formatLang(get_subtotal(page['previus_list_page'],'price_subtotal'))&gt;">subtotal</text:text-input></text:span><text:span text:style-name="T88"><text:text-input text:description="&lt;/if&gt;">End B</text:text-input></text:span><text:span text:style-name="T88"><text:text-input text:description="&lt;if test=&quot;o.document_letter_id.name in [ 'B','C']&quot;&gt;">IF B</text:text-input></text:span><text:span text:style-name="T88"><text:text-input text:description="&lt;formatLang(get_subtotal(page['previus_list_page'],'price_total'))&gt;">subtotal</text:text-input></text:span><text:span text:style-name="T88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50">IMPUESTOS</text:p>
          </table:table-cell>
          <table:table-cell table:style-name="Table8.C2" office:value-type="string">
            <text:p text:style-name="P25">Base</text:p>
          </table:table-cell>
          <table:table-cell table:style-name="Table8.D2" office:value-type="string">
            <text:p text:style-name="P25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1"><text:text-input text:description="&lt;for each=&quot;line in o.report_tax_line_ids&quot;&gt;">For each line</text:text-input></text:p>
            <text:p text:style-name="P53"><text:text-input text:description="&lt;line.tax_id.description&gt;">IVA 21%</text:text-input></text:p>
            <text:p text:style-name="P52"><text:text-input text:description="&lt;/for&gt;">End For</text:text-input></text:p>
          </table:table-cell>
          <table:table-cell table:style-name="Table8.C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base)&gt;">200,5</text:text-input></text:p>
            <text:p text:style-name="P23"><text:text-input text:description="&lt;/for&gt;">End For</text:text-input></text:p>
          </table:table-cell>
          <table:table-cell table:style-name="Table8.D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amount)&gt;">99.999,99</text:text-input></text:p>
            <text:p text:style-name="P23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9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54"/>
          </table:table-cell>
          <table:table-cell table:style-name="Table8.D4" office:value-type="string">
            <text:p text:style-name="P20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5"><text:span text:style-name="T53">Son: </text:span><text:span text:style-name="T53"><text:placeholder text:placeholder-type="text">&lt;o.currency_id.name or o.company_id.currency_id.name&gt;</text:placeholder></text:span><text:span text:style-name="T53"><text:s/></text:span><text:span text:style-name="T53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6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7"><draw:frame draw:style-name="fr1" draw:name="image: asimage(o.afip_barcode_img)" text:anchor-type="paragraph" svg:y="0.032cm" svg:width="5.918cm" draw:z-index="0"><draw:text-box fo:min-height="0.855cm"><text:p text:style-name="P57"/></draw:text-box></draw:frame></text:p>
          </table:table-cell>
        </table:table-row>
        <table:table-row table:style-name="Table2.3">
          <table:table-cell table:style-name="Table2.A2" office:value-type="string">
            <text:p text:style-name="P27"><text:placeholder text:placeholder-type="text">&lt;o.afip_barcode&gt;</text:placeholder></text:p>
          </table:table-cell>
        </table:table-row>
      </table:table>
      <text:p text:style-name="P17"/>
      <text:p text:style-name="P10"><text:s/><text:text-input text:description="&lt;if test=&quot;page['new_page']==1&quot;&gt;">IF2</text:text-input></text:p>
      <text:p text:style-name="P26"/>
      <text:p text:style-name="P9"><text:text-input text:description="&lt;/if&gt;">&lt;/if&gt;</text:text-input></text:p>
      <text:p text:style-name="P56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6-18T10:09:49.736350671</dc:date>
    <meta:editing-duration>P3DT20H39M21S</meta:editing-duration>
    <meta:editing-cycles>786</meta:editing-cycles>
    <meta:generator>LibreOffice/6.4.6.2$Linux_X86_64 LibreOffice_project/40$Build-2</meta:generator>
    <meta:document-statistic meta:table-count="4" meta:image-count="0" meta:object-count="0" meta:page-count="3" meta:paragraph-count="92" meta:word-count="514" meta:character-count="3109" meta:non-whitespace-character-count="2887"/>
  </office:meta>
</office:document-meta>
</file>